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cal prophecy. The Bible is not only a instruction manual it is also a book of prophesy. If God be God then He is capable of anything. I think we have a much too limited view of Who the Almighty actually is! I think that God not only predicts the future He actually creates it by His Word. This is the power of the One True God. He has actually written down His prophesies. The whole prophesy thing comes down to ones view of what some might call the “Holy Scrip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6T10:18:05.86</meta:creation-date>
    <meta:document-statistic meta:table-count="0" meta:image-count="0" meta:object-count="0" meta:page-count="1" meta:paragraph-count="1" meta:word-count="91" meta:character-count="473"/>
    <dc:date>2025-05-26T10:18:51.94</dc:date>
    <meta:editing-duration>PT46S</meta:editing-duration>
    <meta:editing-cycles>1</meta:editing-cycles>
    <meta:generator>OpenOffice/4.1.15$Win32 OpenOffice.org_project/4115m2$Build-9813</meta:generator>
  </office:meta>
</office:document-meta>
</file>